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Range_20_Green">
      <style:graphic-properties draw:textarea-vertical-align="middle" draw:auto-grow-height="false" fo:min-height="0.635cm" fo:min-width="0.953cm"/>
    </style:style>
    <style:style style:name="gr2" style:family="graphic" style:parent-style-name="Range_20_Orange">
      <style:graphic-properties draw:textarea-vertical-align="middle" draw:auto-grow-height="false" fo:min-height="0.635cm" fo:min-width="0.635cm"/>
      <style:paragraph-properties style:writing-mode="lr-tb"/>
    </style:style>
    <style:style style:name="gr3" style:family="graphic" style:parent-style-name="Range_20_Green">
      <style:graphic-properties draw:textarea-vertical-align="middle" draw:auto-grow-height="false" fo:min-height="0.635cm" fo:min-width="2.223cm"/>
    </style:style>
    <style:style style:name="gr4" style:family="graphic" style:parent-style-name="Range_20_Green">
      <style:graphic-properties draw:textarea-vertical-align="middle" draw:auto-grow-height="false" fo:min-height="0.635cm" fo:min-width="1.588cm"/>
    </style:style>
    <style:style style:name="gr5" style:family="graphic" style:parent-style-name="Range_20_Green">
      <style:graphic-properties draw:textarea-vertical-align="middle" draw:auto-grow-height="false" fo:min-height="0.635cm" fo:min-width="1.587cm"/>
    </style:style>
    <style:style style:name="gr6" style:family="graphic" style:parent-style-name="Range_20_Blue">
      <style:graphic-properties draw:textarea-vertical-align="middle" draw:auto-grow-height="false" fo:min-height="0.635cm" fo:min-width="1.588cm"/>
      <style:paragraph-properties style:writing-mode="lr-tb"/>
    </style:style>
    <style:style style:name="gr7" style:family="graphic" style:parent-style-name="Range_20_Blue">
      <style:graphic-properties draw:textarea-vertical-align="middle" draw:auto-grow-height="false" fo:min-height="0.635cm" fo:min-width="1.27cm"/>
      <style:paragraph-properties style:writing-mode="lr-tb"/>
    </style:style>
    <style:style style:name="gr8" style:family="graphic" style:parent-style-name="Range_20_Blue">
      <style:graphic-properties draw:textarea-vertical-align="middle" draw:auto-grow-height="false" fo:min-height="0.635cm" fo:min-width="0.953cm"/>
      <style:paragraph-properties style:writing-mode="lr-tb"/>
    </style:style>
    <style:style style:name="gr9" style:family="graphic" style:parent-style-name="Range_20_Orange">
      <style:graphic-properties draw:textarea-vertical-align="middle" draw:auto-grow-height="false" fo:min-height="0.635cm" fo:min-width="0.952cm"/>
      <style:paragraph-properties style:writing-mode="lr-tb"/>
    </style:style>
    <style:style style:name="gr10" style:family="graphic" style:parent-style-name="Range_20_Magenta">
      <style:graphic-properties draw:textarea-vertical-align="middle" draw:auto-grow-height="false" fo:min-height="0.635cm" fo:min-width="1.269cm"/>
    </style:style>
    <style:style style:name="gr11" style:family="graphic" style:parent-style-name="Range_20_Magenta">
      <style:graphic-properties draw:textarea-vertical-align="middle" draw:auto-grow-height="false" fo:min-height="0.635cm" fo:min-width="1.27cm"/>
    </style:style>
    <style:style style:name="gr12" style:family="graphic" style:parent-style-name="Range_20_Green">
      <style:graphic-properties draw:textarea-vertical-align="middle" draw:auto-grow-height="false" fo:min-height="0.635cm" fo:min-width="2.54cm"/>
    </style:style>
    <style:style style:name="gr13" style:family="graphic" style:parent-style-name="Range_20_Green">
      <style:graphic-properties draw:textarea-vertical-align="middle" draw:auto-grow-height="false" fo:min-height="0.635cm" fo:min-width="1.27cm"/>
    </style:style>
    <style:style style:name="gr14" style:family="graphic" style:parent-style-name="Range_20_Blue">
      <style:graphic-properties draw:textarea-vertical-align="middle" draw:auto-grow-height="false" fo:min-height="0.635cm" fo:min-width="2.858cm"/>
      <style:paragraph-properties style:writing-mode="lr-tb"/>
    </style:style>
    <style:style style:name="gr15" style:family="graphic" style:parent-style-name="Range_20_Orange">
      <style:graphic-properties draw:textarea-vertical-align="middle" draw:auto-grow-height="false" fo:min-height="0.635cm" fo:min-width="1.27cm"/>
      <style:paragraph-properties style:writing-mode="lr-tb"/>
    </style:style>
    <style:style style:name="gr16" style:family="graphic" style:parent-style-name="Range_20_Green">
      <style:graphic-properties draw:textarea-vertical-align="middle" draw:auto-grow-height="false" fo:min-height="0.635cm" fo:min-width="5.398cm"/>
    </style:style>
    <style:style style:name="gr17" style:family="graphic" style:parent-style-name="Range">
      <style:graphic-properties draw:textarea-vertical-align="middle" draw:auto-grow-height="false" fo:min-height="0.635cm" fo:min-width="14.288cm"/>
      <style:paragraph-properties style:writing-mode="lr-tb"/>
    </style:style>
    <style:style style:name="gr18" style:family="graphic" style:parent-style-name="Legend">
      <style:graphic-properties draw:textarea-horizontal-align="left" draw:auto-grow-height="true" draw:auto-grow-width="false" fo:min-height="0.635cm" fo:min-width="0cm"/>
      <style:paragraph-properties style:writing-mode="lr-tb"/>
    </style:style>
    <style:style style:name="gr19" style:family="graphic" style:parent-style-name="Legend">
      <style:graphic-properties draw:textarea-horizontal-align="left" draw:auto-grow-height="true" draw:auto-grow-width="false" fo:min-height="0.577cm" fo:min-width="2.452cm"/>
      <style:paragraph-properties style:writing-mode="lr-tb"/>
    </style:style>
    <style:style style:name="gr20" style:family="graphic" style:parent-style-name="Range_20_Yellow">
      <style:graphic-properties draw:textarea-vertical-align="middle" draw:auto-grow-height="false" fo:min-height="0.635cm" fo:min-width="2.858cm"/>
      <style:paragraph-properties style:writing-mode="lr-tb"/>
    </style:style>
    <style:style style:name="gr21" style:family="graphic" style:parent-style-name="Range_20_Yellow">
      <style:graphic-properties draw:textarea-vertical-align="middle" draw:auto-grow-height="false" fo:min-height="0.635cm" fo:min-width="1.588cm"/>
      <style:paragraph-properties style:writing-mode="lr-tb"/>
    </style:style>
    <style:style style:name="gr22" style:family="graphic" style:parent-style-name="Range_20_Yellow">
      <style:graphic-properties draw:textarea-vertical-align="middle" draw:auto-grow-height="false" fo:min-height="0.635cm" fo:min-width="0.953cm"/>
      <style:paragraph-properties style:writing-mode="lr-tb"/>
    </style:style>
    <style:style style:name="gr23" style:family="graphic" style:parent-style-name="Page_20_Title">
      <style:graphic-properties draw:auto-grow-width="true" fo:min-height="1.018cm" fo:min-width="6.35cm"/>
      <style:paragraph-properties style:writing-mode="lr-tb"/>
    </style:style>
    <style:style style:name="gr24" style:family="graphic" style:parent-style-name="Thick">
      <style:graphic-properties draw:textarea-vertical-align="middle" draw:auto-grow-height="false" fo:min-height="7.526cm" fo:min-width="0.342cm"/>
    </style:style>
    <style:style style:name="gr25" style:family="graphic" style:parent-style-name="Thick">
      <style:graphic-properties draw:textarea-vertical-align="middle" draw:auto-grow-height="false" fo:min-height="16.255cm" fo:min-width="0.357cm"/>
    </style:style>
    <style:style style:name="gr26" style:family="graphic" style:parent-style-name="Page_20_Title">
      <style:graphic-properties draw:auto-grow-width="true" fo:min-height="0.767cm" fo:min-width="6.032cm"/>
      <style:paragraph-properties style:writing-mode="lr-tb"/>
    </style:style>
    <style:style style:name="gr27" style:family="graphic" style:parent-style-name="Range_20_Green">
      <style:graphic-properties draw:textarea-vertical-align="middle"/>
      <style:paragraph-properties style:writing-mode="lr-tb"/>
    </style:style>
    <style:style style:name="gr28" style:family="graphic" style:parent-style-name="Range_20_Lime">
      <style:graphic-properties draw:textarea-vertical-align="middle"/>
      <style:paragraph-properties style:writing-mode="lr-tb"/>
    </style:style>
    <style:style style:name="gr29" style:family="graphic" style:parent-style-name="Thick_20_Dashed">
      <style:graphic-properties draw:textarea-vertical-align="middle"/>
    </style:style>
    <style:style style:name="gr30" style:family="graphic" style:parent-style-name="Range_20_Magenta">
      <style:graphic-properties draw:textarea-horizontal-align="justify" draw:textarea-vertical-align="middle" draw:auto-grow-height="false" fo:min-height="0.385cm" fo:min-width="2.358cm"/>
      <style:paragraph-properties style:writing-mode="lr-tb"/>
    </style:style>
    <style:style style:name="gr31" style:family="graphic" style:parent-style-name="Range_20_Navy">
      <style:graphic-properties draw:textarea-vertical-align="middle"/>
    </style:style>
    <style:style style:name="gr32" style:family="graphic" style:parent-style-name="Range_20_Blue">
      <style:graphic-properties draw:textarea-vertical-align="middle"/>
    </style:style>
    <style:style style:name="gr33" style:family="graphic" style:parent-style-name="Range_20_Magenta">
      <style:graphic-properties draw:textarea-horizontal-align="justify" draw:textarea-vertical-align="middle" draw:auto-grow-height="false" fo:min-height="0.635cm" fo:min-width="2.858cm"/>
      <style:paragraph-properties style:writing-mode="lr-tb"/>
    </style:style>
    <style:style style:name="gr34" style:family="graphic" style:parent-style-name="Range_20_Yellow">
      <style:graphic-properties draw:textarea-vertical-align="middle"/>
      <style:paragraph-properties style:writing-mode="lr-tb"/>
    </style:style>
    <style:style style:name="gr35" style:family="graphic" style:parent-style-name="Thick">
      <style:graphic-properties draw:textarea-vertical-align="middle" draw:auto-grow-height="false" fo:min-height="3.615cm" fo:min-width="0.341cm"/>
    </style:style>
    <style:style style:name="gr36" style:family="graphic" style:parent-style-name="Filled_20_Blue">
      <style:graphic-properties draw:auto-grow-height="false" fo:min-height="4.681cm" fo:min-width="4.044cm"/>
      <style:paragraph-properties style:writing-mode="lr-tb"/>
    </style:style>
    <style:style style:name="gr37" style:family="graphic" style:parent-style-name="Filled">
      <style:graphic-properties draw:auto-grow-height="false" fo:min-height="1.506cm" fo:min-width="2.14cm"/>
      <style:paragraph-properties style:writing-mode="lr-tb"/>
    </style:style>
    <style:style style:name="gr38" style:family="graphic" style:parent-style-name="Filled_20_Red">
      <style:graphic-properties draw:auto-grow-height="false" fo:min-height="1.506cm" fo:min-width="2.775cm"/>
      <style:paragraph-properties style:writing-mode="lr-tb"/>
    </style:style>
    <style:style style:name="gr39" style:family="graphic" style:parent-style-name="Filled_20_Yellow">
      <style:graphic-properties draw:auto-grow-height="false" fo:min-height="1.506cm" fo:min-width="2.775cm"/>
      <style:paragraph-properties style:writing-mode="lr-tb"/>
    </style:style>
    <style:style style:name="gr40" style:family="graphic" style:parent-style-name="Bordered">
      <style:graphic-properties draw:auto-grow-height="false" fo:min-height="10.278cm" fo:min-width="10.596cm"/>
      <style:paragraph-properties style:writing-mode="lr-tb"/>
    </style:style>
    <style:style style:name="gr41" style:family="graphic" style:parent-style-name="Bordered">
      <style:graphic-properties draw:auto-grow-height="false" fo:min-height="10.077cm" fo:min-width="4.362cm"/>
      <style:paragraph-properties style:writing-mode="lr-tb"/>
    </style:style>
    <style:style style:name="gr42" style:family="graphic" style:parent-style-name="Filled_20_Blue">
      <style:graphic-properties draw:auto-grow-height="false" fo:min-height="6.902cm" fo:min-width="3.411cm"/>
      <style:paragraph-properties style:writing-mode="lr-tb"/>
    </style:style>
    <style:style style:name="gr43" style:family="graphic" style:parent-style-name="Filled">
      <style:graphic-properties draw:auto-grow-height="false" fo:min-height="1.186cm" fo:min-width="2.14cm"/>
      <style:paragraph-properties style:writing-mode="lr-tb"/>
    </style:style>
    <style:style style:name="gr44" style:family="graphic" style:parent-style-name="Thick">
      <style:graphic-properties draw:textarea-horizontal-align="center" draw:textarea-vertical-align="middle"/>
    </style:style>
    <style:style style:name="gr45" style:family="graphic" style:parent-style-name="Filled_20_Green">
      <style:graphic-properties draw:auto-grow-height="false" fo:min-height="1.505cm" fo:min-width="2.775cm"/>
      <style:paragraph-properties style:writing-mode="lr-tb"/>
    </style:style>
    <style:style style:name="gr46" style:family="graphic" style:parent-style-name="Filled">
      <style:graphic-properties draw:auto-grow-height="false" fo:min-height="1.188cm" fo:min-width="2.14cm"/>
      <style:paragraph-properties style:writing-mode="lr-tb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paragraph-properties fo:text-align="center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/>
      <style:text-properties fo:font-size="16pt"/>
    </style:style>
    <style:style style:name="T1" style:family="text">
      <style:text-properties fo:language="en" fo:country="US"/>
    </style:style>
    <style:style style:name="T2" style:family="text">
      <style:text-properties style:font-name="Noto Sans" fo:font-size="10pt" fo:language="en" fo:country="US"/>
    </style:style>
    <style:style style:name="T3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naged Ranges" draw:style-name="dp1" draw:master-page-name="Default">
        <draw:custom-shape draw:style-name="gr1" draw:text-style-name="P1" draw:layer="layout" svg:width="0.953cm" svg:height="0.635cm" svg:x="10.20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1.16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223cm" svg:height="0.635cm" svg:x="12.112cm" svg:y="6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88cm" svg:height="0.635cm" svg:x="15.922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7cm" svg:height="0.635cm" svg:x="19.733cm" svg:y="6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3.382cm" svg:y="7.03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88cm" svg:height="0.635cm" svg:x="19.097cm" svg:y="7.03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7cm" svg:height="0.635cm" svg:x="15.922cm" svg:y="7.03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4.335cm" svg:y="7.985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0.635cm" svg:x="19.097cm" svg:y="7.98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635cm" svg:x="21.955cm" svg:y="7.03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635cm" svg:x="21.955cm" svg:y="7.985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10.843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18.78cm" svg:y="8.9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21.955cm" svg:y="8.93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4cm" svg:height="0.635cm" svg:x="18.78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27cm" svg:height="0.635cm" svg:x="21.955cm" svg:y="9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58cm" svg:height="0.635cm" svg:x="8.937cm" svg:y="7.03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7cm" svg:height="0.635cm" svg:x="8.937cm" svg:y="7.985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269cm" svg:height="0.635cm" svg:x="8.938cm" svg:y="8.9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0.635cm" svg:x="8.937cm" svg:y="9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288cm" svg:height="0.635cm" svg:x="8.937cm" svg:y="5.127cm">
          <text:p text:style-name="P2"><text:span text:style-name="T1">Managed Range</text:span>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2.833cm" svg:height="0.635cm" svg:x="5.787cm" svg:y="5.127cm">
          <draw:text-box>
            <text:p><text:span text:style-name="T1">Managed</text:span></text:p>
          </draw:text-box>
        </draw:frame>
        <draw:frame draw:style-name="gr19" draw:text-style-name="P3" draw:layer="layout" svg:width="2.858cm" svg:height="0.577cm" svg:x="5.762cm" svg:y="6.08cm">
          <draw:text-box>
            <text:p><text:span text:style-name="T1">Accessibles</text:span></text:p>
          </draw:text-box>
        </draw:frame>
        <draw:frame draw:style-name="gr18" draw:text-style-name="P3" draw:layer="layout" svg:width="2.858cm" svg:height="0.635cm" svg:x="5.762cm" svg:y="7.032cm">
          <draw:text-box>
            <text:p><text:span text:style-name="T1">Client Requests</text:span></text:p>
          </draw:text-box>
        </draw:frame>
        <draw:frame draw:style-name="gr18" draw:text-style-name="P3" draw:layer="layout" svg:width="2.858cm" svg:height="0.635cm" svg:x="5.762cm" svg:y="7.985cm">
          <draw:text-box>
            <text:p><text:span text:style-name="T1">Actual Requests</text:span></text:p>
          </draw:text-box>
        </draw:frame>
        <draw:custom-shape draw:style-name="gr20" draw:text-style-name="P2" draw:layer="layout" svg:width="2.858cm" svg:height="0.635cm" svg:x="8.937cm" svg:y="10.84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11.16cm" svg:y1="5.127cm" svg:x2="11.16cm" svg:y2="11.477cm">
          <text:p/>
        </draw:line>
        <draw:line draw:style-name="Arrow_20_Dashed" draw:text-style-name="P4" draw:layer="measurelines" svg:x1="11.795cm" svg:y1="5.127cm" svg:x2="11.795cm" svg:y2="11.477cm">
          <text:p/>
        </draw:line>
        <draw:line draw:style-name="Arrow_20_Dashed" draw:text-style-name="P4" draw:layer="measurelines" svg:x1="14.335cm" svg:y1="5.127cm" svg:x2="14.335cm" svg:y2="11.477cm">
          <text:p/>
        </draw:line>
        <draw:line draw:style-name="Arrow_20_Dashed" draw:text-style-name="P4" draw:layer="measurelines" svg:x1="14.97cm" svg:y1="5.127cm" svg:x2="14.97cm" svg:y2="11.477cm">
          <text:p/>
        </draw:line>
        <draw:line draw:style-name="Arrow_20_Dashed" draw:text-style-name="P4" draw:layer="measurelines" svg:x1="15.922cm" svg:y1="5.127cm" svg:x2="15.922cm" svg:y2="11.477cm">
          <text:p/>
        </draw:line>
        <draw:line draw:style-name="Arrow_20_Dashed" draw:text-style-name="P4" draw:layer="measurelines" svg:x1="17.192cm" svg:y1="5.127cm" svg:x2="17.192cm" svg:y2="11.477cm">
          <text:p/>
        </draw:line>
        <draw:custom-shape draw:style-name="gr21" draw:text-style-name="P2" draw:layer="layout" svg:width="1.588cm" svg:height="0.635cm" svg:x="19.097cm" svg:y="10.84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19.097cm" svg:y1="5.127cm" svg:x2="19.097cm" svg:y2="11.477cm">
          <text:p/>
        </draw:line>
        <draw:line draw:style-name="Arrow_20_Dashed" draw:text-style-name="P4" draw:layer="measurelines" svg:x1="19.732cm" svg:y1="5.127cm" svg:x2="19.732cm" svg:y2="11.477cm">
          <text:p/>
        </draw:line>
        <draw:custom-shape draw:style-name="gr22" draw:text-style-name="P2" draw:layer="layout" svg:width="0.953cm" svg:height="0.635cm" svg:x="21.954cm" svg:y="10.84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Arrow_20_Dashed" draw:text-style-name="P4" draw:layer="measurelines" svg:x1="21.955cm" svg:y1="5.127cm" svg:x2="21.955cm" svg:y2="11.477cm">
          <text:p/>
        </draw:line>
        <draw:line draw:style-name="Arrow_20_Dashed" draw:text-style-name="P4" draw:layer="measurelines" svg:x1="22.907cm" svg:y1="5.127cm" svg:x2="22.907cm" svg:y2="11.477cm">
          <text:p/>
        </draw:line>
        <draw:frame draw:style-name="gr18" draw:text-style-name="P3" draw:layer="layout" svg:width="2.858cm" svg:height="0.635cm" svg:x="5.762cm" svg:y="8.937cm">
          <draw:text-box>
            <text:p><text:span text:style-name="T2">Server Reads </text:span><text:span text:style-name="T1">i.e.</text:span></text:p>
          </draw:text-box>
        </draw:frame>
        <draw:frame draw:style-name="gr18" draw:text-style-name="P3" draw:layer="layout" svg:width="2.858cm" svg:height="0.635cm" svg:x="5.762cm" svg:y="9.89cm">
          <draw:text-box>
            <text:p><text:span text:style-name="T1">New Accessibles</text:span></text:p>
          </draw:text-box>
        </draw:frame>
        <draw:line draw:style-name="Arrow_20_Dashed" draw:text-style-name="P4" draw:layer="measurelines" svg:x1="12.112cm" svg:y1="5.127cm" svg:x2="12.112cm" svg:y2="11.477cm">
          <text:p/>
        </draw:line>
        <draw:frame draw:style-name="gr18" draw:text-style-name="P3" draw:layer="layout" svg:width="2.858cm" svg:height="0.635cm" svg:x="5.762cm" svg:y="10.842cm">
          <draw:text-box>
            <text:p><text:span text:style-name="T1">Fulfilled</text:span></text:p>
          </draw:text-box>
        </draw:frame>
        <draw:line draw:style-name="Arrow_20_Dashed" draw:text-style-name="P4" draw:layer="measurelines" svg:x1="10.207cm" svg:y1="5.127cm" svg:x2="10.207cm" svg:y2="11.477cm">
          <text:p/>
        </draw:line>
        <draw:frame draw:style-name="gr23" draw:text-style-name="P5" draw:layer="layout" svg:width="6.35cm" svg:height="1.018cm" svg:x="1cm" svg:y="1cm">
          <draw:text-box>
            <text:p><loext:page-name>&lt;page-name&gt;</loext:page-name></text:p>
          </draw:text-box>
        </draw:frame>
      </draw:page>
      <draw:page draw:name="File Mapped Storage" draw:style-name="dp1" draw:master-page-name="Default">
        <draw:custom-shape draw:style-name="gr24" draw:text-style-name="P4" draw:layer="layout" svg:width="0.945cm" svg:height="7.94cm" draw:transform="rotate (1.57289072189729) translate (8.304cm 7.041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4" draw:layer="layout" svg:width="0.987cm" svg:height="17.149cm" draw:transform="rotate (1.57289072189729) translate (7.981cm 8.637cm)">
          <text:p/>
          <draw:enhanced-geometry svg:viewBox="0 0 21600 21600" draw:glue-points="21600 0 0 10800 21600 21600" draw:text-areas="13800 ?f9 21600 ?f10" draw:type="left-brace" draw:modifiers="1800 10438.81967213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539cm" svg:height="0.635cm" svg:x="5.443cm" svg:y="7.031cm">
          <draw:text-box>
            <text:p><text:span text:style-name="T1">Segment</text:span></text:p>
          </draw:text-box>
        </draw:frame>
        <draw:frame draw:style-name="gr26" draw:text-style-name="P5" draw:layer="layout" svg:width="6.032cm" svg:height="0.767cm" svg:x="1cm" svg:y="1cm">
          <draw:text-box>
            <text:p><loext:page-name>&lt;page-name&gt;</loext:page-name></text:p>
          </draw:text-box>
        </draw:frame>
        <draw:rect draw:style-name="gr27" draw:text-style-name="P6" draw:layer="layout" svg:width="0.953cm" svg:height="0.634cm" svg:x="8.301cm" svg:y="5.445cm">
          <text:p text:style-name="P4">1</text:p>
        </draw:rect>
        <draw:rect draw:style-name="gr28" draw:text-style-name="P6" draw:layer="layout" svg:width="0.952cm" svg:height="0.635cm" svg:x="9.254cm" svg:y="5.444cm">
          <text:p text:style-name="P4">2</text:p>
        </draw:rect>
        <draw:rect draw:style-name="gr27" draw:text-style-name="P6" draw:layer="layout" svg:width="0.953cm" svg:height="0.634cm" svg:x="10.206cm" svg:y="5.445cm">
          <text:p text:style-name="P4">3</text:p>
        </draw:rect>
        <draw:rect draw:style-name="gr28" draw:text-style-name="P6" draw:layer="layout" svg:width="0.952cm" svg:height="0.635cm" svg:x="11.159cm" svg:y="5.444cm">
          <text:p text:style-name="P4">4</text:p>
        </draw:rect>
        <draw:rect draw:style-name="gr27" draw:text-style-name="P6" draw:layer="layout" svg:width="0.953cm" svg:height="0.634cm" svg:x="14.334cm" svg:y="5.445cm">
          <text:p text:style-name="P4">n</text:p>
        </draw:rect>
        <draw:rect draw:style-name="gr28" draw:text-style-name="P6" draw:layer="layout" svg:width="0.952cm" svg:height="0.635cm" svg:x="15.287cm" svg:y="5.444cm">
          <text:p text:style-name="P4">n+1</text:p>
        </draw:rect>
        <draw:frame draw:style-name="gr18" draw:text-style-name="P3" draw:layer="layout" svg:width="2.538cm" svg:height="0.635cm" svg:x="5.444cm" svg:y="5.444cm">
          <draw:text-box>
            <text:p><text:span text:style-name="T1">Block</text:span></text:p>
          </draw:text-box>
        </draw:frame>
        <draw:line draw:style-name="gr29" draw:text-style-name="P4" draw:layer="layout" svg:x1="12.112cm" svg:y1="5.761cm" svg:x2="14.334cm" svg:y2="5.761cm">
          <text:p/>
        </draw:line>
        <draw:frame draw:style-name="gr18" draw:text-style-name="P3" draw:layer="layout" svg:width="2.539cm" svg:height="0.635cm" svg:x="5.443cm" svg:y="8.619cm">
          <draw:text-box>
            <text:p><text:span text:style-name="T1">File Map</text:span></text:p>
          </draw:text-box>
        </draw:frame>
        <draw:custom-shape draw:style-name="gr30" draw:text-style-name="P6" draw:layer="layout" svg:width="2.858cm" svg:height="0.635cm" svg:x="11.158cm" svg:y="8.619cm">
          <text:p text:style-name="P6">2</text:p>
          <draw:enhanced-geometry svg:viewBox="0 0 21600 21600" draw:type="rectangle" draw:enhanced-path="M 0 0 L 21600 0 21600 21600 0 21600 0 0 Z N"/>
        </draw:custom-shape>
        <draw:rect draw:style-name="gr31" draw:text-style-name="P6" draw:layer="layout" svg:width="0.953cm" svg:height="0.634cm" svg:x="7.984cm" svg:y="7.032cm">
          <text:p/>
        </draw:rect>
        <draw:rect draw:style-name="gr32" draw:text-style-name="P6" draw:layer="layout" svg:width="0.952cm" svg:height="0.635cm" svg:x="8.937cm" svg:y="7.031cm">
          <text:p/>
        </draw:rect>
        <draw:rect draw:style-name="gr31" draw:text-style-name="P6" draw:layer="layout" svg:width="0.953cm" svg:height="0.634cm" svg:x="9.889cm" svg:y="7.032cm">
          <text:p/>
        </draw:rect>
        <draw:rect draw:style-name="gr32" draw:text-style-name="P6" draw:layer="layout" svg:width="0.952cm" svg:height="0.635cm" svg:x="10.842cm" svg:y="7.031cm">
          <text:p/>
        </draw:rect>
        <draw:rect draw:style-name="gr31" draw:text-style-name="P6" draw:layer="layout" svg:width="0.953cm" svg:height="0.634cm" svg:x="11.794cm" svg:y="7.032cm">
          <text:p/>
        </draw:rect>
        <draw:rect draw:style-name="gr32" draw:text-style-name="P6" draw:layer="layout" svg:width="0.952cm" svg:height="0.635cm" svg:x="12.747cm" svg:y="7.031cm">
          <text:p/>
        </draw:rect>
        <draw:rect draw:style-name="gr31" draw:text-style-name="P6" draw:layer="layout" svg:width="0.953cm" svg:height="0.634cm" svg:x="13.699cm" svg:y="7.032cm">
          <text:p/>
        </draw:rect>
        <draw:rect draw:style-name="gr32" draw:text-style-name="P6" draw:layer="layout" svg:width="0.952cm" svg:height="0.635cm" svg:x="14.652cm" svg:y="7.031cm">
          <text:p/>
        </draw:rect>
        <draw:rect draw:style-name="gr31" draw:text-style-name="P6" draw:layer="layout" svg:width="0.953cm" svg:height="0.634cm" svg:x="15.604cm" svg:y="7.032cm">
          <text:p/>
        </draw:rect>
        <draw:rect draw:style-name="gr32" draw:text-style-name="P6" draw:layer="layout" svg:width="0.952cm" svg:height="0.635cm" svg:x="16.557cm" svg:y="7.031cm">
          <text:p/>
        </draw:rect>
        <draw:rect draw:style-name="gr31" draw:text-style-name="P6" draw:layer="layout" svg:width="0.953cm" svg:height="0.634cm" svg:x="17.509cm" svg:y="7.032cm">
          <text:p/>
        </draw:rect>
        <draw:rect draw:style-name="gr32" draw:text-style-name="P6" draw:layer="layout" svg:width="0.952cm" svg:height="0.635cm" svg:x="18.462cm" svg:y="7.031cm">
          <text:p/>
        </draw:rect>
        <draw:rect draw:style-name="gr31" draw:text-style-name="P6" draw:layer="layout" svg:width="0.953cm" svg:height="0.634cm" svg:x="19.414cm" svg:y="7.032cm">
          <text:p/>
        </draw:rect>
        <draw:rect draw:style-name="gr32" draw:text-style-name="P6" draw:layer="layout" svg:width="0.952cm" svg:height="0.635cm" svg:x="20.367cm" svg:y="7.031cm">
          <text:p/>
        </draw:rect>
        <draw:rect draw:style-name="gr31" draw:text-style-name="P6" draw:layer="layout" svg:width="0.953cm" svg:height="0.634cm" svg:x="21.319cm" svg:y="7.032cm">
          <text:p/>
        </draw:rect>
        <draw:rect draw:style-name="gr32" draw:text-style-name="P6" draw:layer="layout" svg:width="0.952cm" svg:height="0.635cm" svg:x="22.272cm" svg:y="7.031cm">
          <text:p/>
        </draw:rect>
        <draw:rect draw:style-name="gr31" draw:text-style-name="P6" draw:layer="layout" svg:width="0.953cm" svg:height="0.634cm" svg:x="23.224cm" svg:y="7.032cm">
          <text:p/>
        </draw:rect>
        <draw:rect draw:style-name="gr32" draw:text-style-name="P6" draw:layer="layout" svg:width="0.952cm" svg:height="0.635cm" svg:x="24.177cm" svg:y="7.031cm">
          <text:p/>
        </draw:rect>
        <draw:custom-shape draw:style-name="gr33" draw:text-style-name="P6" draw:layer="layout" svg:width="2.858cm" svg:height="0.635cm" svg:x="7.983cm" svg:y="8.61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858cm" svg:height="0.635cm" svg:x="14.333cm" svg:y="8.61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858cm" svg:height="0.635cm" svg:x="19.096cm" svg:y="8.619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858cm" svg:height="0.635cm" svg:x="22.27cm" svg:y="8.619cm">
          <text:p text:style-name="P6">n+1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7.191cm" svg:y1="8.937cm" svg:x2="19.096cm" svg:y2="8.937cm">
          <text:p/>
        </draw:line>
        <draw:rect draw:style-name="gr34" draw:text-style-name="P6" draw:layer="layout" svg:width="0.953cm" svg:height="0.634cm" svg:x="8.618cm" svg:y="3.858cm">
          <text:p text:style-name="P4">1</text:p>
        </draw:rect>
        <draw:rect draw:style-name="gr34" draw:text-style-name="P6" draw:layer="layout" svg:width="0.952cm" svg:height="0.635cm" svg:x="9.571cm" svg:y="3.857cm">
          <text:p text:style-name="P4">2</text:p>
        </draw:rect>
        <draw:rect draw:style-name="gr34" draw:text-style-name="P6" draw:layer="layout" svg:width="0.953cm" svg:height="0.634cm" svg:x="10.523cm" svg:y="3.858cm">
          <text:p text:style-name="P4">3</text:p>
        </draw:rect>
        <draw:rect draw:style-name="gr34" draw:text-style-name="P6" draw:layer="layout" svg:width="0.952cm" svg:height="0.635cm" svg:x="11.476cm" svg:y="3.857cm">
          <text:p text:style-name="P4">4</text:p>
        </draw:rect>
        <draw:custom-shape draw:style-name="gr35" draw:text-style-name="P4" draw:layer="layout" svg:width="0.943cm" svg:height="3.813cm" draw:transform="rotate (1.57289072189729) translate (8.615cm 5.444cm)">
          <text:p/>
          <draw:enhanced-geometry svg:viewBox="0 0 21600 21600" draw:glue-points="21600 0 0 10800 21600 21600" draw:text-areas="13800 ?f9 21600 ?f10" draw:type="left-brace" draw:modifiers="1800 10986.89040377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" draw:layer="layout" svg:width="2.857cm" svg:height="0.635cm" svg:x="5.443cm" svg:y="3.857cm">
          <draw:text-box>
            <text:p><text:span text:style-name="T1">Type int32</text:span></text:p>
          </draw:text-box>
        </draw:frame>
      </draw:page>
      <draw:page draw:name="Application Modules" draw:style-name="dp1" draw:master-page-name="Default">
        <draw:frame draw:style-name="gr26" draw:text-style-name="P7" draw:layer="layout" svg:width="6.032cm" svg:height="0.767cm" svg:x="1cm" svg:y="1.001cm">
          <draw:text-box>
            <text:p><text:span text:style-name="T3">AppModules</text:span></text:p>
          </draw:text-box>
        </draw:frame>
        <draw:custom-shape draw:style-name="gr36" draw:text-style-name="P4" draw:layer="layout" svg:width="4.444cm" svg:height="5.081cm" svg:x="9.573cm" svg:y="5.126cm">
          <text:p text:style-name="P4">Application</text:p>
          <text:p text:style-name="P4">Module</text:p>
          <draw:enhanced-geometry svg:viewBox="0 0 21600 21600" draw:type="rectangle" draw:enhanced-path="M 0 0 L 21600 0 21600 21600 0 21600 0 0 Z N"/>
        </draw:custom-shape>
        <draw:custom-shape draw:style-name="gr37" draw:text-style-name="P4" xml:id="id1" draw:id="id1" draw:layer="layout" svg:width="2.54cm" svg:height="1.906cm" svg:x="10.842cm" svg:y="7.031cm">
          <text:p text:style-name="P4">Module</text:p>
          <text:p text:style-name="P4">A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4" xml:id="id2" draw:id="id2" draw:layer="layout" svg:width="3.175cm" svg:height="1.906cm" svg:x="15.924cm" svg:y="5.126cm">
          <text:p text:style-name="P4">Module</text:p>
          <text:p text:style-name="P4">Widget</text:p>
          <draw:enhanced-geometry svg:viewBox="0 0 21600 21600" draw:type="rectangle" draw:enhanced-path="M 0 0 L 21600 0 21600 21600 0 21600 0 0 Z N"/>
        </draw:custom-shape>
        <draw:connector draw:style-name="Thick" draw:text-style-name="P4" draw:layer="layout" svg:x1="13.382cm" svg:y1="7.984cm" svg:x2="15.924cm" svg:y2="6.079cm" draw:start-shape="id1" draw:start-glue-point="1" draw:end-shape="id2" draw:end-glue-point="3" svg:d="M13382 7984h1271v-1905h1271" svg:viewBox="0 0 2543 1906">
          <text:p/>
        </draw:connector>
        <draw:custom-shape draw:style-name="gr39" draw:text-style-name="P4" xml:id="id3" draw:id="id3" draw:layer="layout" svg:width="3.175cm" svg:height="1.906cm" svg:x="15.922cm" svg:y="7.349cm">
          <text:p text:style-name="P4">Module</text:p>
          <text:p text:style-name="P4">Controller</text:p>
          <draw:enhanced-geometry svg:viewBox="0 0 21600 21600" draw:type="rectangle" draw:enhanced-path="M 0 0 L 21600 0 21600 21600 0 21600 0 0 Z N"/>
        </draw:custom-shape>
        <draw:connector draw:style-name="Thick" draw:text-style-name="P4" draw:layer="layout" svg:x1="13.382cm" svg:y1="7.984cm" svg:x2="15.922cm" svg:y2="8.302cm" draw:start-shape="id1" draw:start-glue-point="1" draw:end-shape="id3" draw:end-glue-point="3" svg:d="M13382 7984h1270v318h1270" svg:viewBox="0 0 2541 319">
          <text:p/>
        </draw:connector>
        <draw:custom-shape draw:style-name="gr40" draw:layer="layout" svg:width="10.796cm" svg:height="10.478cm" svg:x="8.937cm" svg:y="3.539cm">
          <text:p>Dynamic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layer="layout" svg:width="4.762cm" svg:height="10.477cm" svg:x="3.57cm" svg:y="3.54cm">
          <text:p>Appli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3.811cm" svg:height="7.302cm" svg:x="3.887cm" svg:y="5.127cm">
          <text:p text:style-name="P4">Main Window</text:p>
          <draw:enhanced-geometry svg:viewBox="0 0 21600 21600" draw:type="rectangle" draw:enhanced-path="M 0 0 L 21600 0 21600 21600 0 21600 0 0 Z N"/>
        </draw:custom-shape>
        <draw:custom-shape draw:style-name="gr43" draw:text-style-name="P4" xml:id="id4" draw:id="id4" draw:layer="layout" svg:width="2.54cm" svg:height="1.586cm" svg:x="4.84cm" svg:y="6.398cm">
          <text:p text:style-name="P4">Men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4" draw:layer="layout" svg:x1="7.38cm" svg:y1="7.191cm" svg:x2="10.842cm" svg:y2="7.984cm" draw:start-shape="id4" draw:start-glue-point="1" draw:end-shape="id1" draw:end-glue-point="3" svg:d="M7380 7191h1731v793h1731" svg:viewBox="0 0 3463 794">
          <text:p/>
        </draw:connector>
        <draw:custom-shape draw:style-name="gr45" draw:text-style-name="P4" xml:id="id5" draw:id="id5" draw:layer="layout" svg:width="3.175cm" svg:height="1.905cm" svg:x="15.922cm" svg:y="9.572cm">
          <text:p text:style-name="P4">Properties<text:line-break/>Widget</text:p>
          <draw:enhanced-geometry svg:viewBox="0 0 21600 21600" draw:type="rectangle" draw:enhanced-path="M 0 0 L 21600 0 21600 21600 0 21600 0 0 Z N"/>
        </draw:custom-shape>
        <draw:connector draw:style-name="Thick" draw:text-style-name="P4" draw:layer="layout" svg:x1="13.382cm" svg:y1="7.984cm" svg:x2="15.922cm" svg:y2="10.524cm" draw:start-shape="id1" draw:start-glue-point="1" draw:end-shape="id5" draw:end-glue-point="3" svg:d="M13382 7984h1270v2540h1270" svg:viewBox="0 0 2541 2541">
          <text:p/>
        </draw:connector>
        <draw:custom-shape draw:style-name="gr46" draw:text-style-name="P4" xml:id="id6" draw:id="id6" draw:layer="layout" svg:width="2.54cm" svg:height="1.588cm" svg:x="4.81cm" svg:y="8.302cm">
          <text:p text:style-name="P4">ToolB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4" draw:layer="layout" svg:x1="7.35cm" svg:y1="9.096cm" svg:x2="10.842cm" svg:y2="7.984cm" draw:start-shape="id6" draw:start-glue-point="1" draw:end-shape="id1" draw:end-glue-point="3" svg:d="M7350 9096h1746v-1112h1746" svg:viewBox="0 0 3493 1113">
          <text:p/>
        </draw:connector>
        <draw:custom-shape draw:style-name="gr46" draw:text-style-name="P4" xml:id="id7" draw:id="id7" draw:layer="layout" svg:width="2.54cm" svg:height="1.588cm" svg:x="4.81cm" svg:y="10.207cm">
          <text:p text:style-name="P4">Confi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4" draw:layer="layout" svg:x1="7.35cm" svg:y1="11.001cm" svg:x2="10.842cm" svg:y2="7.984cm" draw:start-shape="id7" draw:start-glue-point="1" draw:end-shape="id1" draw:end-glue-point="3" svg:d="M7350 11001h1746v-3017h1746" svg:viewBox="0 0 3493 3018">
          <text:p/>
        </draw:connector>
      </draw:page>
      <draw:page draw:name="My new page" draw:style-name="dp1" draw:master-page-name="Default">
        <draw:frame draw:style-name="gr26" draw:text-style-name="P5" draw:layer="layout" svg:width="6.032cm" svg:height="0.767cm" svg:x="1cm" svg:y="1.001cm">
          <draw:text-box>
            <text:p><loext:page-name>&lt;page-name&gt;</loext:page-name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cccccc" draw:start-intensity="100%" draw:end-intensity="100%" draw:angle="300" draw:border="0%"/>
    <draw:gradient draw:name="Gradient_20_8" draw:display-name="Gradient 8" draw:style="linear" draw:start-color="#91beee" draw:end-color="#3465a4" draw:start-intensity="100%" draw:end-intensity="100%" draw:angle="300" draw:border="0%"/>
    <draw:gradient draw:name="Gradient_20_9" draw:display-name="Gradient 9" draw:style="linear" draw:start-color="#77bc65" draw:end-color="#127622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stroke="solid" svg:stroke-width="0.1cm" svg:stroke-color="#000000" draw:marker-start-width="0.35cm" draw:marker-end-width="0.35cm" draw:fill="gradient" draw:fill-gradient-name="Gradient_20_10" draw:gradient-step-count="64" draw:textarea-horizontal-align="left" draw:textarea-vertical-align="top" fo:padding-top="0.2cm" fo:padding-bottom="0.2cm" fo:padding-left="0.2cm" fo:padding-right="0.2cm" draw:shadow-color="#000000"/>
      <style:paragraph-properties>
        <style:tab-stops/>
      </style:paragraph-properties>
    </style:style>
    <style:style style:name="Filled_20_Blue" style:display-name="Filled Blue" style:family="graphic" style:parent-style-name="Filled">
      <style:graphic-properties svg:stroke-color="#006699" draw:fill="gradient" draw:fill-gradient-name="Gradient_20_8" draw:gradient-step-count="64" draw:textarea-horizontal-align="left"/>
      <style:text-properties style:use-window-font-color="true"/>
    </style:style>
    <style:style style:name="Filled_20_Green" style:display-name="Filled Green" style:family="graphic" style:parent-style-name="Filled">
      <style:graphic-properties svg:stroke-color="#2e8b57" draw:fill="gradient" draw:fill-gradient-name="Gradient_20_9" draw:gradient-step-count="0"/>
      <style:text-properties style:use-window-font-color="true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1cm" draw:marker-start-width="0.35cm" draw:marker-end-width="0.35cm" svg:stroke-linecap="round"/>
    </style:style>
    <style:style style:name="Thick" style:family="graphic" style:parent-style-name="Lines">
      <style:graphic-properties svg:stroke-width="0.05cm" draw:marker-start-width="0.275cm" draw:marker-end-width="0.275cm" svg:stroke-linecap="round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6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7:50:16.270268046</meta:creation-date>
    <dc:date>2021-07-06T15:38:11.443638340</dc:date>
    <meta:editing-duration>PT2H20M5S</meta:editing-duration>
    <meta:editing-cycles>19</meta:editing-cycles>
    <meta:generator>LibreOffice/6.4.7.2$Linux_X86_64 LibreOffice_project/40$Build-2</meta:generator>
    <dc:creator>Arjan van Olphen</dc:creator>
    <meta:document-statistic meta:object-count="107"/>
  </office:meta>
</office:document-meta>
</file>